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5.749cm"/>
    </style:style>
    <style:style style:name="co4" style:family="table-column">
      <style:table-column-properties fo:break-before="auto" style:column-width="3.022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abelle2">
      <style:table-properties table:display="true" style:writing-mode="lr-tb"/>
    </style:style>
    <style:style style:name="ta2" style:family="table" style:master-page-name="PageStyle_5f_Tabelle3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 office:value-type="string" calcext:value-type="string">
            <text:p>Quelle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oscur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y Pot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jearwicke</text:p>
          </table:table-cell>
          <table:table-cell table:style-name="ce3" office:value-type="string" calcext:value-type="string">
            <text:p>Ben Earwicker, Garrison Photography, Boise, ID. <text:a xlink:href="http://www.garrisonphoto.org/" xlink:type="simple">www.garrisonphoto.org</text:a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 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gnpost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milan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velodesig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ural brick cotta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pine churc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ivanmar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B slumping over in sadness</text:p>
          </table:table-cell>
          <table:table-cell office:value-type="string" calcext:value-type="string">
            <text:p>msoo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Boy's green ey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-O-L-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ar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13de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instaubfil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. B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ulia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ng &amp; al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änseblümch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.2</text:p>
          </table:table-cell>
          <table:table-cell office:value-type="string" calcext:value-type="string">
            <text:p>Bi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mbardierkäfer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Patrick Coin</text:p>
          </table:table-cell>
          <table:table-cell/>
          <table:table-cell table:style-name="ce4"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onisches Kapite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d Meskens</text:p>
          </table:table-cell>
          <table:table-cell/>
          <table:table-cell table:style-name="ce4"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està, Altarretabel des Sieneser Doms, Vorderseite, Predella mit Szenen aus der Kindheit Jesu und Propheten, Szene: Prophet Hosea</text:p>
          </table:table-cell>
          <table:table-cell office:value-type="string" calcext:value-type="string">
            <text:p>Wikimedia Commons / The Yorck Project: 10.000 Meisterwerke der Malerei. DVD-ROM, 2002. ISBN 3936122202. Distributed by DIRECTMEDIA Publishing GmbH.</text:p>
          </table:table-cell>
          <table:table-cell office:value-type="string" calcext:value-type="string">
            <text:p>Duccio di Buoninsegna</text:p>
          </table:table-cell>
          <table:table-cell/>
          <table:table-cell table:style-name="ce4" office:value-type="string" calcext:value-type="string">
            <text:p>Reproduction © The Yorck Project / Zenodot Verlagsgesellschaft mbH (GNU FDL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lialkirche zur Schmerzhaften Muttergottes, Alberskirch, Ortschaft Taldorf, Stadt Ravensburg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ndreas Praefcke</text:p>
          </table:table-cell>
          <table:table-cell/>
          <table:table-cell table:style-name="ce4" office:value-type="string" calcext:value-type="string">
            <text:p>GNU FDL 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rz</text:p>
          </table:table-cell>
          <table:table-cell office:value-type="string" calcext:value-type="string">
            <text:p>clker.com</text:p>
          </table:table-cell>
          <table:table-cell office:value-type="string" calcext:value-type="string">
            <text:p>O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nut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nazreth</text:p>
          </table:table-cell>
          <table:table-cell office:value-type="float" office:value="1023027" calcext:value-type="float">
            <text:p>1023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Satellite Dish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rau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orld Globe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hokun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77949025 (Wolke)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horse50" xlink:type="simple">horse50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4</text:p>
          </table:table-cell>
          <table:table-cell table:style-name="ce3" office:value-type="string" calcext:value-type="string">
            <text:p>Shepherd &amp; Suffolk shee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tickyse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Father &amp; son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tlst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Golden crown of german kings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hisk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ea candle at night 3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gorand1983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Screen Beans character with a question mark overhead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Schnee von gester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ichstagsgebäude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Ronny Siegel</text:p>
          </table:table-cell>
          <table:table-cell/>
          <table:table-cell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silianisches Klassenzimm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erhard Prant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apanischer Garten Statu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y CollageAr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inosaal rot Lautsprecher Vorha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jinC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Fishing poles on a special occasio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ingercoon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r Traum vom Go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horben Wenger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Japanese sword katana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rdinel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Lichtkunst.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agel auf den Kopf treffen-6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Schrift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man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rtin Luther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ucas Cranach d. Ä., 15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rbrannte Thora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 Schüt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Isolated Trumpe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damo_47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salms Scrol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Library of Congress / Israel Antiquities Authority / Public 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k po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safe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Bücher der Bibel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Inhalte der Torah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9</text:p>
          </table:table-cell>
          <table:table-cell table:style-name="ce3" office:value-type="string" calcext:value-type="string">
            <text:p>Screen Beans character pointing to one side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lhouette of a ma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iftar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Missionsreisen des Paulus</text:p>
          </table:table-cell>
          <table:table-cell office:value-type="string" calcext:value-type="string">
            <text:p>Wikimedia Commons</text:p>
          </table:table-cell>
          <table:table-cell table:style-name="ce3" office:value-type="string" calcext:value-type="string">
            <text:p>Janz</text:p>
          </table:table-cell>
          <table:table-cell/>
          <table:table-cell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2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3</text:p>
          </table:table-cell>
          <table:table-cell office:value-type="string" calcext:value-type="string">
            <text:p>Jesus Christ Free Vector Clip Art</text:p>
          </table:table-cell>
          <table:table-cell office:value-type="string" calcext:value-type="string">
            <text:p>vectorsdaily.co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toon Thought Bubbl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urz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4</text:p>
          </table:table-cell>
          <table:table-cell office:value-type="string" calcext:value-type="string">
            <text:p>Laguiole 7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nnengereifte Früch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gieconsciou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schenlamp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dreas Morlo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ot 19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 Ico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Osman Zöll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C.S.Lewis</text:p>
          </table:table-cell>
          <table:table-cell office:value-type="string" calcext:value-type="string">
            <text:p>Wikimedia Comm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rt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Hans-Jakob Wein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inre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ila.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rbog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<text:a xlink:href="http://www.rudis-fotoseite.de/" xlink:type="simple">www.rudis-fotoseite.de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gweis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ilmann Jör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sherrile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Emiliano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man soldi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Broug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d Wax Se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adgetsco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mbston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p silhouett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peculat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tectiv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ooF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own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Franck Douc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Lock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ahdeque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ange lifesaver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uro coins textur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w York Brooklyn Brid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inzi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Brot und Wei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akob Erhardt / 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Ghost, Classic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riousT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iesi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terfal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Exl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x Sea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ome_b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i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awel_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e Grap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OeuilDeN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Thumbs Dow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agobert83+qubod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Car Accident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Matthias Van Woens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e – Monochrom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Urs Roes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xeolhad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een presen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cretlond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.1</text:p>
          </table:table-cell>
          <table:table-cell table:number-columns-repeated="1023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.00.0000</text:date>, <text:time style:data-style-name="N2" text:time-value="0000-00-00T00:00:01.3634877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3-09-19T20:08:24.671374559</dc:date>
    <meta:editing-duration>P1DT23H27M43S</meta:editing-duration>
    <meta:generator>LibreOffice/4.1.1.2$Linux_X86_64 LibreOffice_project/410m0$Build-2</meta:generator>
    <meta:editing-cycles>93</meta:editing-cycles>
    <meta:document-statistic meta:table-count="2" meta:cell-count="376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